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myriadpro" svg:font-family="myriadpr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4fc94" officeooo:paragraph-rsid="0004fc94" style:font-size-asian="16pt" style:font-size-complex="16pt"/>
    </style:style>
    <style:style style:name="P3" style:family="paragraph" style:parent-style-name="Standard">
      <style:text-properties fo:font-size="16pt" officeooo:rsid="0004fc94" officeooo:paragraph-rsid="0005862c" style:font-size-asian="16pt" style:font-size-complex="16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rsid="000bdd6f" officeooo:paragraph-rsid="000bdd6f" style:font-size-asian="12pt" style:font-size-complex="12pt"/>
    </style:style>
    <style:style style:name="P7" style:family="paragraph" style:parent-style-name="Standard">
      <style:text-properties fo:font-size="12pt" officeooo:rsid="000d80c8" officeooo:paragraph-rsid="000d80c8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3c373a" style:font-name="myriadpro" fo:font-size="12pt" fo:letter-spacing="normal" fo:font-style="normal" fo:font-weight="normal" style:font-size-asian="16pt" style:font-size-complex="16pt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2.24pt solid 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-0.476cm" svg:y="0cm" svg:width="0.953cm" draw:z-index="0">
        <draw:text-box fo:min-height="0.953cm">
          <text:p text:style-name="Text_20_body"/>
        </draw:text-box>
      </draw:frame>
      <text:p text:style-name="P1">Travaux pratiques</text:p>
      <text:p text:style-name="P1">- sauvegarder Sakila en utilisant mysqldump</text:p>
      <text:p text:style-name="P1"/>
      <text:p text:style-name="P2">commande effectuer dans le terminal :</text:p>
      <text:p text:style-name="P1"/>
      <text:p text:style-name="Text_20_body"><text:span text:style-name="T2">mysqldump -u root -h localhost -p sakila &gt; /home/virus/MySQL/backup_sakila.sql</text:span><text:line-break/></text:p>
      <text:p text:style-name="P1"/>
      <text:p text:style-name="P1"/>
      <text:p text:style-name="P1">- sauvegarder toutes les bases de données en utilisant mysqldump</text:p>
      <text:p text:style-name="P3">commande effectuer dans le terminal :</text:p>
      <text:p text:style-name="P3"/>
      <text:p text:style-name="P1">mysqldump -u root -h localhost -p --all-databases &gt; /home/virus/MySQL/backup_full.sql</text:p>
      <text:p text:style-name="P1"/>
      <text:p text:style-name="P1"/>
      <text:p text:style-name="P1">- faire un check de la base de données netflix et Simplon en utilisant mysqlcheck</text:p>
      <text:p text:style-name="P1"/>
      <text:p text:style-name="P4">mysqlcheck -u root -h localhost -p netflix</text:p>
      <text:p text:style-name="P4">Enter password: </text:p>
      <text:p text:style-name="P4">netflix.ACTOR <text:s text:c="37"/>OK</text:p>
      <text:p text:style-name="P4">netflix.ACTOR_CATALOGUE <text:s text:c="27"/>OK</text:p>
      <text:p text:style-name="P4">netflix.CATALOGUE <text:s text:c="33"/>OK</text:p>
      <text:p text:style-name="P4">netflix.CATEGORY <text:s text:c="34"/>OK</text:p>
      <text:p text:style-name="P4">netflix.CATEGORY_CATALOGUE <text:s text:c="24"/>OK</text:p>
      <text:p text:style-name="P4">netflix.COUNTRY <text:s text:c="35"/>OK</text:p>
      <text:p text:style-name="P4">netflix.COUNTRY_CATALOGUE <text:s text:c="25"/>OK</text:p>
      <text:p text:style-name="P4">netflix.DIRECTOR <text:s text:c="34"/>OK</text:p>
      <text:p text:style-name="P4">netflix.DIRECTOR_CATALOGUE <text:s text:c="24"/>OK</text:p>
      <text:p text:style-name="P4"/>
      <text:p text:style-name="P4">mysqlcheck -u root -h localhost -p simplon</text:p>
      <text:p text:style-name="P4">Enter password: </text:p>
      <text:p text:style-name="P4">simplon.jeux_video <text:s text:c="32"/>OK</text:p>
      <text:p text:style-name="P1"/>
      <text:p text:style-name="P1">- faire un check de toutes les bases de données en utilisant mysqlcheck</text:p>
      <text:p text:style-name="P1"/>
      <text:p text:style-name="P1">mysqlcheck -u root -h localhost -p --all-databases</text:p>
      <text:p text:style-name="P1">Enter password: </text:p>
      <text:p text:style-name="P4">ASSUR_AUTO.AGENCES <text:s text:c="32"/>OK</text:p>
      <text:p text:style-name="P4">ASSUR_AUTO.AVENANTS <text:s text:c="31"/>OK</text:p>
      <text:p text:style-name="P4">ASSUR_AUTO.CLIENTS <text:s text:c="32"/>OK</text:p>
      <text:p text:style-name="P4">ASSUR_AUTO.CONTRATS <text:s text:c="31"/>OK</text:p>
      <text:p text:style-name="P4"><text:soft-page-break/>ASSUR_AUTO.EMPLOYES <text:s text:c="31"/>OK</text:p>
      <text:p text:style-name="P4">ASSUR_AUTO.VEHICULE_TOURISME <text:s text:c="22"/>OK</text:p>
      <text:p text:style-name="P4">ASSUR_AUTO.VEHICULE_UTILITAIRE <text:s text:c="20"/>OK</text:p>
      <text:p text:style-name="P4">PERRENOT.camion <text:s text:c="35"/>OK</text:p>
      <text:p text:style-name="P4">PERRENOT.camion_magasin <text:s text:c="27"/>OK</text:p>
      <text:p text:style-name="P4">PERRENOT.chauffeur <text:s text:c="32"/>OK</text:p>
      <text:p text:style-name="P4">PERRENOT.chauffeur_camion <text:s text:c="25"/>OK</text:p>
      <text:p text:style-name="P4">PERRENOT.chauffeur_contrat <text:s text:c="24"/>OK</text:p>
      <text:p text:style-name="P4">PERRENOT.chauffeur_statut <text:s text:c="25"/>OK</text:p>
      <text:p text:style-name="P4">PERRENOT.contrat <text:s text:c="34"/>OK</text:p>
      <text:p text:style-name="P4">PERRENOT.enseigne <text:s text:c="33"/>OK</text:p>
      <text:p text:style-name="P4">PERRENOT.info_tarification <text:s text:c="24"/>OK</text:p>
      <text:p text:style-name="P4">PERRENOT.magasin <text:s text:c="34"/>OK</text:p>
      <text:p text:style-name="P4">PERRENOT.magasin_journalier <text:s text:c="23"/>OK</text:p>
      <text:p text:style-name="P4">PERRENOT.role <text:s text:c="37"/>OK</text:p>
      <text:p text:style-name="P4">PERRENOT.statut <text:s text:c="35"/>OK</text:p>
      <text:p text:style-name="P4">PERRENOT.tarification <text:s text:c="29"/>OK</text:p>
      <text:p text:style-name="P4">PERRENOT.utilisateur <text:s text:c="30"/>OK</text:p>
      <text:p text:style-name="P4">db_reservation.INFORMATION <text:s text:c="24"/>OK</text:p>
      <text:p text:style-name="P4">db_reservation.MAIL <text:s text:c="31"/>OK</text:p>
      <text:p text:style-name="P4">db_reservation.RESERVATION <text:s text:c="24"/>OK</text:p>
      <text:p text:style-name="P4">db_reservation.SALLE <text:s text:c="30"/>OK</text:p>
      <text:p text:style-name="P4">mysql.columns_priv <text:s text:c="32"/>OK</text:p>
      <text:p text:style-name="P4">mysql.component <text:s text:c="35"/>OK</text:p>
      <text:p text:style-name="P4">mysql.db <text:s text:c="42"/>OK</text:p>
      <text:p text:style-name="P4">mysql.default_roles <text:s text:c="31"/>OK</text:p>
      <text:p text:style-name="P4">mysql.engine_cost <text:s text:c="33"/>OK</text:p>
      <text:p text:style-name="P4">mysql.func <text:s text:c="40"/>OK</text:p>
      <text:p text:style-name="P4">mysql.general_log <text:s text:c="33"/>OK</text:p>
      <text:p text:style-name="P4">mysql.global_grants <text:s text:c="31"/>OK</text:p>
      <text:p text:style-name="P4">mysql.gtid_executed <text:s text:c="31"/>OK</text:p>
      <text:p text:style-name="P4">mysql.help_category <text:s text:c="31"/>OK</text:p>
      <text:p text:style-name="P4">mysql.help_keyword <text:s text:c="32"/>OK</text:p>
      <text:p text:style-name="P4">mysql.help_relation <text:s text:c="31"/>OK</text:p>
      <text:p text:style-name="P4">mysql.help_topic <text:s text:c="34"/>OK</text:p>
      <text:p text:style-name="P4">mysql.innodb_index_stats <text:s text:c="26"/>OK</text:p>
      <text:p text:style-name="P4">mysql.innodb_table_stats <text:s text:c="26"/>OK</text:p>
      <text:p text:style-name="P4">mysql.password_history <text:s text:c="28"/>OK</text:p>
      <text:p text:style-name="P4">mysql.plugin <text:s text:c="38"/>OK</text:p>
      <text:p text:style-name="P4">mysql.procs_priv <text:s text:c="34"/>OK</text:p>
      <text:p text:style-name="P4">mysql.proxies_priv <text:s text:c="32"/>OK</text:p>
      <text:p text:style-name="P4">mysql.replication_asynchronous_connection_failover OK</text:p>
      <text:p text:style-name="P4">mysql.role_edges <text:s text:c="34"/>OK</text:p>
      <text:p text:style-name="P4">mysql.server_cost <text:s text:c="33"/>OK</text:p>
      <text:p text:style-name="P4">mysql.servers <text:s text:c="37"/>OK</text:p>
      <text:p text:style-name="P4">mysql.slave_master_info <text:s text:c="27"/>OK</text:p>
      <text:p text:style-name="P4">mysql.slave_relay_log_info <text:s text:c="24"/>OK</text:p>
      <text:p text:style-name="P4">mysql.slave_worker_info <text:s text:c="27"/>OK</text:p>
      <text:p text:style-name="P4">mysql.slow_log <text:s text:c="36"/>OK</text:p>
      <text:p text:style-name="P4">mysql.tables_priv <text:s text:c="33"/>OK</text:p>
      <text:p text:style-name="P4">mysql.time_zone <text:s text:c="35"/>OK</text:p>
      <text:p text:style-name="P4">mysql.time_zone_leap_second <text:s text:c="23"/>OK</text:p>
      <text:p text:style-name="P4"><text:soft-page-break/>mysql.time_zone_name <text:s text:c="30"/>OK</text:p>
      <text:p text:style-name="P4">mysql.time_zone_transition <text:s text:c="24"/>OK</text:p>
      <text:p text:style-name="P4">mysql.time_zone_transition_type <text:s text:c="19"/>OK</text:p>
      <text:p text:style-name="P4">mysql.user <text:s text:c="40"/>OK</text:p>
      <text:p text:style-name="P4">netflix.ACTOR <text:s text:c="37"/>OK</text:p>
      <text:p text:style-name="P4">netflix.ACTOR_CATALOGUE <text:s text:c="27"/>OK</text:p>
      <text:p text:style-name="P4">netflix.CATALOGUE <text:s text:c="33"/>OK</text:p>
      <text:p text:style-name="P4">netflix.CATEGORY <text:s text:c="34"/>OK</text:p>
      <text:p text:style-name="P4">netflix.CATEGORY_CATALOGUE <text:s text:c="24"/>OK</text:p>
      <text:p text:style-name="P4">netflix.COUNTRY <text:s text:c="35"/>OK</text:p>
      <text:p text:style-name="P4">netflix.COUNTRY_CATALOGUE <text:s text:c="25"/>OK</text:p>
      <text:p text:style-name="P4">netflix.DIRECTOR <text:s text:c="34"/>OK</text:p>
      <text:p text:style-name="P4">netflix.DIRECTOR_CATALOGUE <text:s text:c="24"/>OK</text:p>
      <text:p text:style-name="P4">sakila.actor <text:s text:c="38"/>OK</text:p>
      <text:p text:style-name="P4">sakila.address <text:s text:c="36"/>OK</text:p>
      <text:p text:style-name="P4">sakila.category <text:s text:c="35"/>OK</text:p>
      <text:p text:style-name="P4">sakila.city <text:s text:c="39"/>OK</text:p>
      <text:p text:style-name="P4">sakila.country <text:s text:c="36"/>OK</text:p>
      <text:p text:style-name="P4">sakila.customer <text:s text:c="35"/>OK</text:p>
      <text:p text:style-name="P4">sakila.film <text:s text:c="39"/>OK</text:p>
      <text:p text:style-name="P4">sakila.film_actor <text:s text:c="33"/>OK</text:p>
      <text:p text:style-name="P4">sakila.film_category <text:s text:c="30"/>OK</text:p>
      <text:p text:style-name="P4">sakila.film_text <text:s text:c="34"/>OK</text:p>
      <text:p text:style-name="P4">sakila.inventory <text:s text:c="34"/>OK</text:p>
      <text:p text:style-name="P4">sakila.language <text:s text:c="35"/>OK</text:p>
      <text:p text:style-name="P4">sakila.payment <text:s text:c="36"/>OK</text:p>
      <text:p text:style-name="P4">sakila.rental <text:s text:c="37"/>OK</text:p>
      <text:p text:style-name="P4">sakila.staff <text:s text:c="38"/>OK</text:p>
      <text:p text:style-name="P4">sakila.store <text:s text:c="38"/>OK</text:p>
      <text:p text:style-name="P4">simplon.jeux_video <text:s text:c="32"/>OK</text:p>
      <text:p text:style-name="P4">sys.AGENCES <text:s text:c="39"/>OK</text:p>
      <text:p text:style-name="P4">sys.AVENANTS <text:s text:c="38"/>OK</text:p>
      <text:p text:style-name="P4">sys.CLIENTS <text:s text:c="39"/>OK</text:p>
      <text:p text:style-name="P4">sys.CONTRATS <text:s text:c="38"/>OK</text:p>
      <text:p text:style-name="P4">sys.EMPLOYES <text:s text:c="38"/>OK</text:p>
      <text:p text:style-name="P4">sys.VEHICULE_TOURISME <text:s text:c="29"/>OK</text:p>
      <text:p text:style-name="P4">sys.VEHICULE_UTILITAIRE <text:s text:c="27"/>OK</text:p>
      <text:p text:style-name="P4">sys.sys_config <text:s text:c="36"/>OK</text:p>
      <text:p text:style-name="P1"/>
      <text:p text:style-name="P1"/>
      <text:p text:style-name="P1"/>
      <text:p text:style-name="P1"/>
      <text:p text:style-name="P1"/>
      <text:p text:style-name="P1">- restaurer le dump de Sakila sous un nom différent</text:p>
      <text:p text:style-name="P1"/>
      <text:p text:style-name="P1"/>
      <text:p text:style-name="P1"/>
      <text:p text:style-name="P4">mysql -u root -h localhost -p </text:p>
      <text:p text:style-name="P4">Enter password: </text:p>
      <text:p text:style-name="P4"><text:soft-page-break/>Welcome to the MySQL monitor. <text:s/>Commands end with ; or \g.</text:p>
      <text:p text:style-name="P4">Your MySQL connection id is 28</text:p>
      <text:p text:style-name="P4">Server version: 8.0.22-0ubuntu0.20.04.3 (Ubuntu)</text:p>
      <text:p text:style-name="P4"/>
      <text:p text:style-name="P4">Copyright (c) 2000, 2020, Oracle and/or its affiliates. All rights reserved.</text:p>
      <text:p text:style-name="P4"/>
      <text:p text:style-name="P4">Oracle is a registered trademark of Oracle Corporation and/or its</text:p>
      <text:p text:style-name="P4">affiliates. Other names may be trademarks of their respective</text:p>
      <text:p text:style-name="P4">owners.</text:p>
      <text:p text:style-name="P4"/>
      <text:p text:style-name="P4">Type 'help;' or '\h' for help. Type '\c' to clear the current input statement.</text:p>
      <text:p text:style-name="P4"/>
      <text:p text:style-name="P4">mysql&gt; SHOW DATABASES;</text:p>
      <text:p text:style-name="P4">+--------------------+</text:p>
      <text:p text:style-name="P4">| Database <text:s text:c="10"/>|</text:p>
      <text:p text:style-name="P4">+--------------------+</text:p>
      <text:p text:style-name="P4">| ASSUR_AUTO <text:s text:c="8"/>|</text:p>
      <text:p text:style-name="P4">| PERRENOT <text:s text:c="10"/>|</text:p>
      <text:p text:style-name="P4">| db_reservation <text:s text:c="4"/>|</text:p>
      <text:p text:style-name="P4">| information_schema |</text:p>
      <text:p text:style-name="P4">| mysql <text:s text:c="13"/>|</text:p>
      <text:p text:style-name="P4">| netflix <text:s text:c="11"/>|</text:p>
      <text:p text:style-name="P4">| performance_schema |</text:p>
      <text:p text:style-name="P4">| sakila <text:s text:c="12"/>|</text:p>
      <text:p text:style-name="P4">| simplon <text:s text:c="11"/>|</text:p>
      <text:p text:style-name="P4">| sys <text:s text:c="15"/>|</text:p>
      <text:p text:style-name="P4">+--------------------+</text:p>
      <text:p text:style-name="P4">10 rows in set (0.00 sec)</text:p>
      <text:p text:style-name="P4"/>
      <text:p text:style-name="P4">mysql&gt; CREATE DATABASE sakila_restore;</text:p>
      <text:p text:style-name="P4">Query OK, 1 row affected (0.02 sec)</text:p>
      <text:p text:style-name="P4"/>
      <text:p text:style-name="P4">mysql&gt; exit</text:p>
      <text:p text:style-name="P4">Bye</text:p>
      <text:p text:style-name="P4">(base) virus@virus-Legion-Y740:~/MySQL$ mysql -u root -h localhost -p sakila_restore &lt; backup_sakila.sql</text:p>
      <text:p text:style-name="P4">Enter password: </text:p>
      <text:p text:style-name="P4">(base) virus@virus-Legion-Y740:~/MySQL$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Pour rendre ses tâche automatiser j’ai du editer mon fichier crontab</text:p>
      <text:p text:style-name="P6"/>
      <text:p text:style-name="P6"/>
      <text:p text:style-name="P6">sudo nano <text:span text:style-name="T1">etc/</text:span><text:span text:style-name="T3">crontab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ajout de ses lignes :</text:span></text:p>
      <text:p text:style-name="P6"><text:span text:style-name="T3"/></text:p>
      <text:p text:style-name="P6"><text:span text:style-name="T3">0 13 * * * /usr/local/mysql/bin/mysqldump -uroot -pPASSWORD sakila &gt; /home/virus/MYSQL/backup_sakila.sql</text:span></text:p>
      <text:p text:style-name="P6"><text:span text:style-name="T3"/></text:p>
      <text:p text:style-name="P6"><text:span text:style-name="T3">0 13 * * * /usr/local/mysql/bin/mysqldump -uroot -pPASSWORD --all-databases &gt; /home/virus/MYSQL/backup_full_db.sql</text:span></text:p>
      <text:p text:style-name="P6"><text:span text:style-name="T3"/></text:p>
      <text:p text:style-name="P6"><text:span text:style-name="T3">0 13 * * * /usr/local/mysql/bin/mysqlcheck -uroot -pPASSWORD netflix </text:span></text:p>
      <text:p text:style-name="P6"><text:span text:style-name="T3"/></text:p>
      <text:p text:style-name="P6"><text:span text:style-name="T3">0 13 * * * /usr/local/mysql/bin/mysqlcheck -uroot - pPASSWORD --all-databases</text:span></text:p>
      <text:p text:style-name="P6"><text:span text:style-name="T3"/></text:p>
      <text:p text:style-name="P6"><text:span text:style-name="T3">0 13 * * * /usr/local/mysql/bin/mysqlcheck -uroot - pPASSWORD sakila_restore &lt; /home/virus/MYSQL/backup_sakila.sql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7"><text:span text:style-name="T3">le 13 c’est l’heure a laquel va s’effectuer cette taĉhe automatis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myriadpro" svg:font-family="myriadpr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0:59:26.991196951</meta:creation-date>
    <dc:date>2020-12-11T12:33:58.835543942</dc:date>
    <meta:editing-duration>PT19M51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5" meta:paragraph-count="162" meta:word-count="559" meta:character-count="7985" meta:non-whitespace-character-count="4227"/>
  </office:meta>
</office:document-meta>
</file>